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973d" officeooo:paragraph-rsid="0006973d"/>
    </style:style>
    <style:style style:name="P2" style:family="paragraph" style:parent-style-name="Standard">
      <style:paragraph-properties fo:text-align="end" style:justify-single-word="false"/>
      <style:text-properties officeooo:rsid="0006973d" officeooo:paragraph-rsid="0006973d"/>
    </style:style>
    <style:style style:name="P3" style:family="paragraph" style:parent-style-name="Standard">
      <style:paragraph-properties fo:text-align="start" style:justify-single-word="false"/>
      <style:text-properties officeooo:rsid="0008468c" officeooo:paragraph-rsid="0008468c"/>
    </style:style>
    <style:style style:name="P4" style:family="paragraph" style:parent-style-name="Standard">
      <style:paragraph-properties fo:text-align="start" style:justify-single-word="false"/>
      <style:text-properties officeooo:paragraph-rsid="001511d3"/>
    </style:style>
    <style:style style:name="P5" style:family="paragraph" style:parent-style-name="Standard">
      <style:paragraph-properties fo:text-align="start" style:justify-single-word="false"/>
      <style:text-properties officeooo:paragraph-rsid="001720fc"/>
    </style:style>
    <style:style style:name="P6" style:family="paragraph" style:parent-style-name="Standard">
      <style:paragraph-properties fo:text-align="start" style:justify-single-word="false"/>
      <style:text-properties officeooo:paragraph-rsid="00278c9a"/>
    </style:style>
    <style:style style:name="P7" style:family="paragraph" style:parent-style-name="Standard">
      <style:paragraph-properties fo:text-align="start" style:justify-single-word="false"/>
      <style:text-properties officeooo:paragraph-rsid="001e91f9"/>
    </style:style>
    <style:style style:name="P8" style:family="paragraph" style:parent-style-name="Standard">
      <style:paragraph-properties fo:text-align="start" style:justify-single-word="false"/>
      <style:text-properties officeooo:paragraph-rsid="00226942"/>
    </style:style>
    <style:style style:name="P9" style:family="paragraph" style:parent-style-name="Standard">
      <style:paragraph-properties fo:text-align="start" style:justify-single-word="false"/>
      <style:text-properties officeooo:paragraph-rsid="003776d3"/>
    </style:style>
    <style:style style:name="P10" style:family="paragraph" style:parent-style-name="Standard">
      <style:paragraph-properties fo:text-align="start" style:justify-single-word="false"/>
      <style:text-properties officeooo:paragraph-rsid="00290a30"/>
    </style:style>
    <style:style style:name="P11" style:family="paragraph" style:parent-style-name="Standard">
      <style:paragraph-properties fo:text-align="start" style:justify-single-word="false"/>
      <style:text-properties officeooo:paragraph-rsid="002d1bdc"/>
    </style:style>
    <style:style style:name="P12" style:family="paragraph" style:parent-style-name="Standard">
      <style:paragraph-properties fo:text-align="start" style:justify-single-word="false"/>
      <style:text-properties officeooo:paragraph-rsid="0051d279"/>
    </style:style>
    <style:style style:name="P13" style:family="paragraph" style:parent-style-name="Standard">
      <style:paragraph-properties fo:text-align="start" style:justify-single-word="false"/>
      <style:text-properties officeooo:rsid="0009b205" officeooo:paragraph-rsid="0009b205"/>
    </style:style>
    <style:style style:name="P14" style:family="paragraph" style:parent-style-name="Standard">
      <style:paragraph-properties fo:text-align="start" style:justify-single-word="false"/>
      <style:text-properties officeooo:rsid="000aa8dc" officeooo:paragraph-rsid="000aa8dc"/>
    </style:style>
    <style:style style:name="P15" style:family="paragraph" style:parent-style-name="Standard">
      <style:paragraph-properties fo:text-align="start" style:justify-single-word="false"/>
      <style:text-properties officeooo:rsid="000aa8dc" officeooo:paragraph-rsid="00330b40"/>
    </style:style>
    <style:style style:name="P16" style:family="paragraph" style:parent-style-name="Standard">
      <style:paragraph-properties fo:text-align="start" style:justify-single-word="false"/>
      <style:text-properties fo:font-size="14pt" officeooo:rsid="0008468c" officeooo:paragraph-rsid="0008468c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06973d" officeooo:paragraph-rsid="0006973d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Courier" officeooo:rsid="00136c15" officeooo:paragraph-rsid="00136c15"/>
    </style:style>
    <style:style style:name="P19" style:family="paragraph" style:parent-style-name="Standard">
      <style:paragraph-properties fo:text-align="start" style:justify-single-word="false"/>
      <style:text-properties style:font-name="Courier" officeooo:rsid="00150ecb" officeooo:paragraph-rsid="00150ecb"/>
    </style:style>
    <style:style style:name="P20" style:family="paragraph" style:parent-style-name="Standard">
      <style:paragraph-properties fo:text-align="start" style:justify-single-word="false"/>
      <style:text-properties style:font-name="Courier" officeooo:rsid="00156d7d" officeooo:paragraph-rsid="00156d7d"/>
    </style:style>
    <style:style style:name="P21" style:family="paragraph" style:parent-style-name="Standard">
      <style:paragraph-properties fo:text-align="start" style:justify-single-word="false"/>
      <style:text-properties style:font-name="Courier" officeooo:rsid="001cf7bb" officeooo:paragraph-rsid="001cf7bb"/>
    </style:style>
    <style:style style:name="P22" style:family="paragraph" style:parent-style-name="Standard">
      <style:paragraph-properties fo:text-align="start" style:justify-single-word="false"/>
      <style:text-properties style:font-name="Courier" officeooo:rsid="001cf7bb" officeooo:paragraph-rsid="001e91f9"/>
    </style:style>
    <style:style style:name="P23" style:family="paragraph" style:parent-style-name="Standard">
      <style:paragraph-properties fo:text-align="start" style:justify-single-word="false"/>
      <style:text-properties style:font-name="Courier" officeooo:rsid="001e91f9" officeooo:paragraph-rsid="001e91f9"/>
    </style:style>
    <style:style style:name="P24" style:family="paragraph" style:parent-style-name="Standard">
      <style:paragraph-properties fo:text-align="start" style:justify-single-word="false"/>
      <style:text-properties style:font-name="Courier" officeooo:rsid="001e91f9" officeooo:paragraph-rsid="0042ebe3"/>
    </style:style>
    <style:style style:name="P25" style:family="paragraph" style:parent-style-name="Standard">
      <style:paragraph-properties fo:text-align="start" style:justify-single-word="false"/>
      <style:text-properties style:font-name="Courier" officeooo:rsid="002827d7" officeooo:paragraph-rsid="00293b95"/>
    </style:style>
    <style:style style:name="P26" style:family="paragraph" style:parent-style-name="Standard">
      <style:paragraph-properties fo:text-align="start" style:justify-single-word="false"/>
      <style:text-properties style:font-name="Courier" officeooo:paragraph-rsid="00293b95"/>
    </style:style>
    <style:style style:name="P27" style:family="paragraph" style:parent-style-name="Standard">
      <style:paragraph-properties fo:text-align="start" style:justify-single-word="false"/>
      <style:text-properties style:font-name="Courier" officeooo:rsid="00290a30" officeooo:paragraph-rsid="00293b95"/>
    </style:style>
    <style:style style:name="P28" style:family="paragraph" style:parent-style-name="Standard">
      <style:paragraph-properties fo:text-align="start" style:justify-single-word="false"/>
      <style:text-properties style:font-name="Courier" officeooo:rsid="00293b95" officeooo:paragraph-rsid="00293b95"/>
    </style:style>
    <style:style style:name="P29" style:family="paragraph" style:parent-style-name="Standard">
      <style:paragraph-properties fo:text-align="start" style:justify-single-word="false"/>
      <style:text-properties style:font-name="Courier" officeooo:rsid="00226942" officeooo:paragraph-rsid="00226942"/>
    </style:style>
    <style:style style:name="P30" style:family="paragraph" style:parent-style-name="Standard">
      <style:paragraph-properties fo:text-align="start" style:justify-single-word="false"/>
      <style:text-properties style:font-name="Courier" officeooo:rsid="0021d270" officeooo:paragraph-rsid="0021d270"/>
    </style:style>
    <style:style style:name="P31" style:family="paragraph" style:parent-style-name="Standard">
      <style:paragraph-properties fo:text-align="start" style:justify-single-word="false"/>
      <style:text-properties style:font-name="Courier" officeooo:rsid="0021d270" officeooo:paragraph-rsid="00448f56"/>
    </style:style>
    <style:style style:name="P32" style:family="paragraph" style:parent-style-name="Standard">
      <style:paragraph-properties fo:text-align="start" style:justify-single-word="false"/>
      <style:text-properties style:font-name="Courier" officeooo:rsid="001a89b5" officeooo:paragraph-rsid="001a89b5"/>
    </style:style>
    <style:style style:name="P33" style:family="paragraph" style:parent-style-name="Standard">
      <style:paragraph-properties fo:text-align="start" style:justify-single-word="false"/>
      <style:text-properties style:font-name="Courier" officeooo:rsid="001a68bc" officeooo:paragraph-rsid="001a68bc"/>
    </style:style>
    <style:style style:name="P34" style:family="paragraph" style:parent-style-name="Standard">
      <style:paragraph-properties fo:text-align="start" style:justify-single-word="false"/>
      <style:text-properties style:font-name="Courier" officeooo:rsid="001996cd" officeooo:paragraph-rsid="001996cd"/>
    </style:style>
    <style:style style:name="P35" style:family="paragraph" style:parent-style-name="Standard">
      <style:paragraph-properties fo:text-align="start" style:justify-single-word="false"/>
      <style:text-properties style:font-name="Courier" officeooo:rsid="001720fc" officeooo:paragraph-rsid="00290a30"/>
    </style:style>
    <style:style style:name="P36" style:family="paragraph" style:parent-style-name="Standard">
      <style:paragraph-properties fo:text-align="start" style:justify-single-word="false"/>
      <style:text-properties style:font-name="Courier" officeooo:rsid="001720fc" officeooo:paragraph-rsid="001511d3"/>
    </style:style>
    <style:style style:name="P37" style:family="paragraph" style:parent-style-name="Standard">
      <style:paragraph-properties fo:text-align="start" style:justify-single-word="false"/>
      <style:text-properties officeooo:rsid="001511d3" officeooo:paragraph-rsid="001511d3"/>
    </style:style>
    <style:style style:name="P38" style:family="paragraph" style:parent-style-name="Standard">
      <style:paragraph-properties fo:text-align="start" style:justify-single-word="false"/>
      <style:text-properties officeooo:rsid="001720fc" officeooo:paragraph-rsid="001720fc"/>
    </style:style>
    <style:style style:name="P39" style:family="paragraph" style:parent-style-name="Standard">
      <style:paragraph-properties fo:text-align="start" style:justify-single-word="false"/>
      <style:text-properties officeooo:rsid="00150ecb" officeooo:paragraph-rsid="00150ecb"/>
    </style:style>
    <style:style style:name="P40" style:family="paragraph" style:parent-style-name="Standard">
      <style:paragraph-properties fo:text-align="start" style:justify-single-word="false"/>
      <style:text-properties officeooo:rsid="001996cd" officeooo:paragraph-rsid="001996cd"/>
    </style:style>
    <style:style style:name="P41" style:family="paragraph" style:parent-style-name="Standard">
      <style:paragraph-properties fo:text-align="start" style:justify-single-word="false"/>
      <style:text-properties officeooo:rsid="001a68bc" officeooo:paragraph-rsid="001a68bc"/>
    </style:style>
    <style:style style:name="P42" style:family="paragraph" style:parent-style-name="Standard">
      <style:paragraph-properties fo:text-align="start" style:justify-single-word="false"/>
      <style:text-properties officeooo:rsid="001a68bc" officeooo:paragraph-rsid="0021d270"/>
    </style:style>
    <style:style style:name="P43" style:family="paragraph" style:parent-style-name="Standard">
      <style:paragraph-properties fo:text-align="start" style:justify-single-word="false"/>
      <style:text-properties officeooo:rsid="001cf7bb" officeooo:paragraph-rsid="001cf7bb"/>
    </style:style>
    <style:style style:name="P44" style:family="paragraph" style:parent-style-name="Standard">
      <style:paragraph-properties fo:text-align="start" style:justify-single-word="false"/>
      <style:text-properties officeooo:rsid="001e91f9" officeooo:paragraph-rsid="001e91f9"/>
    </style:style>
    <style:style style:name="P45" style:family="paragraph" style:parent-style-name="Standard">
      <style:paragraph-properties fo:text-align="start" style:justify-single-word="false"/>
      <style:text-properties officeooo:rsid="001e91f9" officeooo:paragraph-rsid="00200ec4"/>
    </style:style>
    <style:style style:name="P46" style:family="paragraph" style:parent-style-name="Standard">
      <style:paragraph-properties fo:text-align="start" style:justify-single-word="false"/>
      <style:text-properties officeooo:rsid="0021d270" officeooo:paragraph-rsid="0021d270"/>
    </style:style>
    <style:style style:name="P47" style:family="paragraph" style:parent-style-name="Standard">
      <style:paragraph-properties fo:text-align="start" style:justify-single-word="false"/>
      <style:text-properties officeooo:rsid="0027d77b" officeooo:paragraph-rsid="0027d77b"/>
    </style:style>
    <style:style style:name="P48" style:family="paragraph" style:parent-style-name="Standard">
      <style:paragraph-properties fo:text-align="start" style:justify-single-word="false"/>
      <style:text-properties officeooo:rsid="002827d7" officeooo:paragraph-rsid="002827d7"/>
    </style:style>
    <style:style style:name="P49" style:family="paragraph" style:parent-style-name="Standard">
      <style:paragraph-properties fo:text-align="start" style:justify-single-word="false"/>
      <style:text-properties officeooo:rsid="002f0265" officeooo:paragraph-rsid="002f0265"/>
    </style:style>
    <style:style style:name="P50" style:family="paragraph" style:parent-style-name="Standard">
      <style:paragraph-properties fo:text-align="start" style:justify-single-word="false"/>
      <style:text-properties officeooo:rsid="00330b40" officeooo:paragraph-rsid="00330b40"/>
    </style:style>
    <style:style style:name="P51" style:family="paragraph" style:parent-style-name="Standard">
      <style:paragraph-properties fo:text-align="start" style:justify-single-word="false"/>
      <style:text-properties officeooo:rsid="0031bb5f" officeooo:paragraph-rsid="0031bb5f"/>
    </style:style>
    <style:style style:name="P52" style:family="paragraph" style:parent-style-name="Standard">
      <style:paragraph-properties fo:text-align="start" style:justify-single-word="false"/>
      <style:text-properties officeooo:rsid="00352ece" officeooo:paragraph-rsid="00352ece"/>
    </style:style>
    <style:style style:name="P53" style:family="paragraph" style:parent-style-name="Standard">
      <style:paragraph-properties fo:text-align="start" style:justify-single-word="false"/>
      <style:text-properties officeooo:rsid="003776d3" officeooo:paragraph-rsid="003776d3"/>
    </style:style>
    <style:style style:name="P54" style:family="paragraph" style:parent-style-name="Standard">
      <style:paragraph-properties fo:text-align="start" style:justify-single-word="false"/>
      <style:text-properties officeooo:rsid="0037d9ec" officeooo:paragraph-rsid="0037d9ec"/>
    </style:style>
    <style:style style:name="P55" style:family="paragraph" style:parent-style-name="Standard">
      <style:paragraph-properties fo:text-align="start" style:justify-single-word="false"/>
      <style:text-properties fo:font-style="italic" fo:font-weight="normal" officeooo:rsid="003aa7d7" officeooo:paragraph-rsid="003aa7d7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tyle="normal" fo:font-weight="normal" officeooo:rsid="003aa7d7" officeooo:paragraph-rsid="003aa7d7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officeooo:rsid="004011c9" officeooo:paragraph-rsid="004011c9"/>
    </style:style>
    <style:style style:name="P58" style:family="paragraph" style:parent-style-name="Standard">
      <style:paragraph-properties fo:text-align="start" style:justify-single-word="false"/>
      <style:text-properties officeooo:rsid="004709dd" officeooo:paragraph-rsid="004709dd"/>
    </style:style>
    <style:style style:name="P59" style:family="paragraph" style:parent-style-name="Standard" style:list-style-name="L1">
      <style:paragraph-properties fo:text-align="start" style:justify-single-word="false"/>
      <style:text-properties officeooo:paragraph-rsid="000aa8dc"/>
    </style:style>
    <style:style style:name="P60" style:family="paragraph" style:parent-style-name="Standard" style:list-style-name="L1">
      <style:paragraph-properties fo:text-align="start" style:justify-single-word="false"/>
      <style:text-properties officeooo:paragraph-rsid="000c365a"/>
    </style:style>
    <style:style style:name="P61" style:family="paragraph" style:parent-style-name="Standard" style:list-style-name="L1">
      <style:paragraph-properties fo:text-align="start" style:justify-single-word="false"/>
      <style:text-properties officeooo:paragraph-rsid="000d735f"/>
    </style:style>
    <style:style style:name="P62" style:family="paragraph" style:parent-style-name="Standard" style:list-style-name="L3">
      <style:paragraph-properties fo:text-align="start" style:justify-single-word="false"/>
      <style:text-properties officeooo:paragraph-rsid="0031bb5f"/>
    </style:style>
    <style:style style:name="P63" style:family="paragraph" style:parent-style-name="Standard" style:list-style-name="L4">
      <style:paragraph-properties fo:text-align="start" style:justify-single-word="false"/>
      <style:text-properties officeooo:paragraph-rsid="0037d9ec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0c365a" officeooo:paragraph-rsid="000c365a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00d735f" officeooo:paragraph-rsid="000d735f"/>
    </style:style>
    <style:style style:name="P66" style:family="paragraph" style:parent-style-name="Standard" style:list-style-name="L1">
      <style:paragraph-properties fo:text-align="start" style:justify-single-word="false"/>
      <style:text-properties officeooo:rsid="002f0265" officeooo:paragraph-rsid="002f0265"/>
    </style:style>
    <style:style style:name="P67" style:family="paragraph" style:parent-style-name="Standard" style:list-style-name="L1">
      <style:paragraph-properties fo:text-align="start" style:justify-single-word="false"/>
      <style:text-properties officeooo:rsid="004817ea" officeooo:paragraph-rsid="004817ea"/>
    </style:style>
    <style:style style:name="P68" style:family="paragraph" style:parent-style-name="Standard" style:list-style-name="L1">
      <style:paragraph-properties fo:text-align="start" style:justify-single-word="false"/>
      <style:text-properties officeooo:rsid="003776d3" officeooo:paragraph-rsid="003776d3"/>
    </style:style>
    <style:style style:name="P69" style:family="paragraph" style:parent-style-name="Standard" style:list-style-name="L2">
      <style:paragraph-properties fo:text-align="start" style:justify-single-word="false"/>
      <style:text-properties officeooo:rsid="0031bb5f" officeooo:paragraph-rsid="0031bb5f"/>
    </style:style>
    <style:style style:name="P70" style:family="paragraph" style:parent-style-name="Standard" style:list-style-name="L3">
      <style:paragraph-properties fo:text-align="start" style:justify-single-word="false"/>
      <style:text-properties officeooo:rsid="0031bb5f" officeooo:paragraph-rsid="0031bb5f"/>
    </style:style>
    <style:style style:name="P71" style:family="paragraph" style:parent-style-name="Standard" style:list-style-name="L2">
      <style:paragraph-properties fo:text-align="start" style:justify-single-word="false"/>
      <style:text-properties officeooo:rsid="00330b40" officeooo:paragraph-rsid="00330b40"/>
    </style:style>
    <style:style style:name="P72" style:family="paragraph" style:parent-style-name="Standard" style:list-style-name="L3">
      <style:paragraph-properties fo:text-align="start" style:justify-single-word="false"/>
      <style:text-properties officeooo:rsid="00308981" officeooo:paragraph-rsid="0031bb5f"/>
    </style:style>
    <style:style style:name="P73" style:family="paragraph" style:parent-style-name="Standard" style:list-style-name="L3">
      <style:paragraph-properties fo:text-align="start" style:justify-single-word="false"/>
      <style:text-properties officeooo:rsid="0008468c" officeooo:paragraph-rsid="0031bb5f"/>
    </style:style>
    <style:style style:name="P74" style:family="paragraph" style:parent-style-name="Standard" style:list-style-name="L4">
      <style:paragraph-properties fo:text-align="start" style:justify-single-word="false"/>
      <style:text-properties officeooo:rsid="0037d9ec" officeooo:paragraph-rsid="0037d9ec"/>
    </style:style>
    <style:style style:name="P75" style:family="paragraph" style:parent-style-name="Standard" style:list-style-name="L4">
      <style:paragraph-properties fo:text-align="start" style:justify-single-word="false"/>
      <style:text-properties fo:font-style="italic" officeooo:rsid="003949f8" officeooo:paragraph-rsid="003949f8" style:font-style-asian="italic" style:font-style-complex="italic"/>
    </style:style>
    <style:style style:name="P76" style:family="paragraph" style:parent-style-name="Standard" style:list-style-name="L4">
      <style:paragraph-properties fo:text-align="start" style:justify-single-word="false"/>
      <style:text-properties fo:font-style="italic" fo:font-weight="bold" officeooo:rsid="003aa7d7" officeooo:paragraph-rsid="003aa7d7" style:font-style-asian="italic" style:font-weight-asian="bold" style:font-style-complex="italic" style:font-weight-complex="bold"/>
    </style:style>
    <style:style style:name="P77" style:family="paragraph" style:parent-style-name="Standard" style:list-style-name="L4">
      <style:paragraph-properties fo:text-align="start" style:justify-single-word="false"/>
      <style:text-properties officeooo:rsid="003949f8" officeooo:paragraph-rsid="003949f8"/>
    </style:style>
    <style:style style:name="P78" style:family="paragraph" style:parent-style-name="Standard" style:list-style-name="L5">
      <style:paragraph-properties fo:text-align="start" style:justify-single-word="false"/>
      <style:text-properties fo:font-style="normal" fo:font-weight="normal" officeooo:rsid="003aa7d7" officeooo:paragraph-rsid="003aa7d7" style:font-style-asian="normal" style:font-weight-asian="normal" style:font-style-complex="normal" style:font-weight-complex="normal"/>
    </style:style>
    <style:style style:name="P79" style:family="paragraph">
      <loext:graphic-properties draw:fill="none" draw:fill-color="#ffffff"/>
      <style:paragraph-properties style:writing-mode="lr-tb"/>
      <style:text-properties style:font-name="Courier"/>
    </style:style>
    <style:style style:name="T1" style:family="text">
      <style:text-properties officeooo:rsid="000aa8dc"/>
    </style:style>
    <style:style style:name="T2" style:family="text">
      <style:text-properties officeooo:rsid="000c365a"/>
    </style:style>
    <style:style style:name="T3" style:family="text">
      <style:text-properties officeooo:rsid="000d735f"/>
    </style:style>
    <style:style style:name="T4" style:family="text">
      <style:text-properties officeooo:rsid="000e600b"/>
    </style:style>
    <style:style style:name="T5" style:family="text">
      <style:text-properties officeooo:rsid="0010a5e5"/>
    </style:style>
    <style:style style:name="T6" style:family="text">
      <style:text-properties style:font-name="Courier"/>
    </style:style>
    <style:style style:name="T7" style:family="text">
      <style:text-properties style:font-name="Courier" officeooo:rsid="00156d7d"/>
    </style:style>
    <style:style style:name="T8" style:family="text">
      <style:text-properties style:font-name="Courier" officeooo:rsid="001720fc"/>
    </style:style>
    <style:style style:name="T9" style:family="text">
      <style:text-properties style:font-name="Courier" officeooo:rsid="001511d3"/>
    </style:style>
    <style:style style:name="T10" style:family="text">
      <style:text-properties style:font-name="Courier" officeooo:rsid="001996cd"/>
    </style:style>
    <style:style style:name="T11" style:family="text">
      <style:text-properties style:font-name="Courier" fo:font-style="italic" style:font-style-asian="italic" style:font-style-complex="italic"/>
    </style:style>
    <style:style style:name="T12" style:family="text">
      <style:text-properties style:font-name="Courier" fo:font-style="normal" fo:font-weight="normal" officeooo:rsid="004e7773" style:font-style-asian="normal" style:font-weight-asian="normal" style:font-style-complex="normal" style:font-weight-complex="normal"/>
    </style:style>
    <style:style style:name="T13" style:family="text">
      <style:text-properties style:font-name="Courier" officeooo:rsid="001cf7bb"/>
    </style:style>
    <style:style style:name="T14" style:family="text">
      <style:text-properties style:font-name="Courier" officeooo:rsid="001e91f9"/>
    </style:style>
    <style:style style:name="T15" style:family="text">
      <style:text-properties style:font-name="Courier" officeooo:rsid="00200ec4"/>
    </style:style>
    <style:style style:name="T16" style:family="text">
      <style:text-properties style:font-name="Courier" officeooo:rsid="00226942"/>
    </style:style>
    <style:style style:name="T17" style:family="text">
      <style:text-properties style:font-name="Courier" officeooo:rsid="002459bd"/>
    </style:style>
    <style:style style:name="T18" style:family="text">
      <style:text-properties style:font-name="Courier" officeooo:rsid="00278c9a"/>
    </style:style>
    <style:style style:name="T19" style:family="text">
      <style:text-properties style:font-name="Courier" officeooo:rsid="00290a30"/>
    </style:style>
    <style:style style:name="T20" style:family="text">
      <style:text-properties style:font-name="Courier" officeooo:rsid="002d1bdc"/>
    </style:style>
    <style:style style:name="T21" style:family="text">
      <style:text-properties style:font-name="Courier" officeooo:rsid="002e1fc8"/>
    </style:style>
    <style:style style:name="T22" style:family="text">
      <style:text-properties style:font-name="Courier" officeooo:rsid="00308981"/>
    </style:style>
    <style:style style:name="T23" style:family="text">
      <style:text-properties style:font-name="Courier" officeooo:rsid="004011c9"/>
    </style:style>
    <style:style style:name="T24" style:family="text">
      <style:text-properties style:font-name="Courier" officeooo:rsid="004b555b"/>
    </style:style>
    <style:style style:name="T25" style:family="text">
      <style:text-properties style:font-name="Courier" officeooo:rsid="004dfaff"/>
    </style:style>
    <style:style style:name="T26" style:family="text">
      <style:text-properties style:font-name="Courier" officeooo:rsid="0051d279"/>
    </style:style>
    <style:style style:name="T27" style:family="text">
      <style:text-properties style:font-name="Courier" officeooo:rsid="00533b56"/>
    </style:style>
    <style:style style:name="T28" style:family="text">
      <style:text-properties style:font-name="Courier" officeooo:rsid="005746c5"/>
    </style:style>
    <style:style style:name="T29" style:family="text">
      <style:text-properties officeooo:rsid="00150ecb"/>
    </style:style>
    <style:style style:name="T30" style:family="text">
      <style:text-properties officeooo:rsid="0027d77b"/>
    </style:style>
    <style:style style:name="T31" style:family="text">
      <style:text-properties officeooo:rsid="002d1bdc"/>
    </style:style>
    <style:style style:name="T32" style:family="text">
      <style:text-properties officeooo:rsid="002f0265"/>
    </style:style>
    <style:style style:name="T33" style:family="text">
      <style:text-properties officeooo:rsid="00308981"/>
    </style:style>
    <style:style style:name="T34" style:family="text">
      <style:text-properties officeooo:rsid="0031bb5f"/>
    </style:style>
    <style:style style:name="T35" style:family="text">
      <style:text-properties officeooo:rsid="0037d9e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3949f8" style:font-style-asian="italic" style:font-style-complex="italic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37d9ec" style:font-style-asian="italic" style:font-weight-asian="bold" style:font-style-complex="italic" style:font-weight-complex="bold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3949f8" style:font-style-asian="normal" style:font-style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949f8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01e91f9"/>
    </style:style>
    <style:style style:name="T49" style:family="text">
      <style:text-properties officeooo:rsid="0044900e"/>
    </style:style>
    <style:style style:name="T50" style:family="text">
      <style:text-properties officeooo:rsid="004709dd"/>
    </style:style>
    <style:style style:name="T51" style:family="text">
      <style:text-properties officeooo:rsid="004fae4e"/>
    </style:style>
    <style:style style:name="T52" style:family="text">
      <style:text-properties officeooo:rsid="0050b0fa"/>
    </style:style>
    <style:style style:name="T53" style:family="text">
      <style:text-properties officeooo:rsid="003776d3"/>
    </style:style>
    <style:style style:name="T54" style:family="text">
      <style:text-properties officeooo:rsid="005746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6.6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7.6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4.316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5.082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" draw:name="Kształt1_0" draw:style-name="gr3" draw:text-style-name="P79" svg:width="9.187cm" svg:height="4.317cm" svg:x="9.58cm" svg:y="2.633cm">
        <draw:text-box>
          <text:p><text:span text:style-name="T6"/></text:p>
          <text:p><text:span text:style-name="T6"><text:tab/></text:span><text:span text:style-name="T6">void main(int i, int j){</text:span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print("hello world") ;</text:span></text:p>
          <text:p><text:span text:style-name="T6"><text:tab/></text:span><text:span text:style-name="T6"><text:tab/></text:span></text:p>
          <text:p><text:span text:style-name="T6"><text:tab/></text:span><text:span text:style-name="T6"><text:tab/></text:span><text:span text:style-name="T6"><text:tab/></text:span><text:span text:style-name="T6">int ij = i + j;</text:span></text:p>
          <text:p><text:span text:style-name="T6"><text:tab/></text:span><text:span text:style-name="T6">}</text:span></text:p>
          <text:p><text:span text:style-name="T6"><text:s text:c="2"/></text:span></text:p>
        </draw:text-box>
      </draw:frame>
      <draw:frame text:anchor-type="page" text:anchor-page-number="2" draw:z-index="0" draw:name="Kształt1" draw:style-name="gr4" draw:text-style-name="P79" svg:width="6.935cm" svg:height="5.083cm" svg:x="1.686cm" svg:y="2.609cm">
        <draw:text-box>
          <text:p><text:span text:style-name="T6"/></text:p>
          <text:p><text:span text:style-name="T6"><text:tab/></text:span><text:span text:style-name="T6">int main(){</text:span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int i = 1;</text:span></text:p>
          <text:p><text:span text:style-name="T6"><text:tab/></text:span><text:span text:style-name="T6"><text:tab/></text:span><text:span text:style-name="T6"><text:tab/></text:span><text:span text:style-name="T6">int j = 2;</text:span></text:p>
          <text:p><text:span text:style-name="T6"><text:tab/></text:span><text:span text:style-name="T6"><text:tab/></text:span><text:span text:style-name="T6"><text:tab/></text:span><text:span text:style-name="T6">print( i + j ); </text:span></text:p>
          <text:p><text:span text:style-name="T6"><text:tab/></text:span><text:span text:style-name="T6"><text:tab/></text:span><text:span text:style-name="T6"><text:tab/></text:span></text:p>
          <text:p><text:span text:style-name="T6"><text:tab/></text:span><text:span text:style-name="T6"><text:tab/></text:span><text:span text:style-name="T6"><text:tab/></text:span><text:span text:style-name="T6">return 0;</text:span></text:p>
          <text:p><text:span text:style-name="T6"><text:tab/></text:span><text:span text:style-name="T6">}</text:span></text:p>
          <text:p><text:span text:style-name="T6"/></text:p>
        </draw:text-box>
      </draw:frame>
      <text:p text:style-name="P17">Język wspierający operacje na listach</text:p>
      <text:p text:style-name="P1"/>
      <text:p text:style-name="P2">Jakub Zieliński 299041</text:p>
      <text:p text:style-name="P2"/>
      <text:p text:style-name="P16">Opis funkcjonalny</text:p>
      <text:p text:style-name="P3"/>
      <text:p text:style-name="P13">Głównym celem języka będzie ułatwienie pracy z listami. Wsparcie definiowania list oraz operacji modyfikujących zawartość listy <text:span text:style-name="T1">przy pomocy operatorów</text:span>. <text:span text:style-name="T1">Dodatkowe operacje dotyczące list to sortowanie oraz filtracja listy (przy pomocy predykatu zdefiniowanego przez użytkownika) .</text:span></text:p>
      <text:p text:style-name="P3"/>
      <text:p text:style-name="P14">Elementy języka:</text:p>
      <text:p text:style-name="P14"/>
      <text:list xml:id="list2968687583" text:style-name="L1">
        <text:list-item>
          <text:p text:style-name="P59"><text:span text:style-name="T1">język będzie wspierał podstawowe typy danych : int, </text:span><text:span text:style-name="T32">float</text:span><text:span text:style-name="T1">, string oraz typ specjalny dla języka, czyli list</text:span><text:span text:style-name="T30">&lt;type&gt;</text:span><text:span text:style-name="T1">. </text:span><text:span text:style-name="T2">Typ string reprezentuje zmienne tekstowe w podwójnym cudzysłowie.</text:span></text:p>
        </text:list-item>
        <text:list-item>
          <text:p text:style-name="P64">Instrukcja warunkowa if else</text:p>
        </text:list-item>
        <text:list-item>
          <text:p text:style-name="P64">Pętla while</text:p>
        </text:list-item>
        <text:list-item>
          <text:p text:style-name="P60"><text:span text:style-name="T2">funkcje definiowane </text:span><text:span text:style-name="T31">przez użytkownika</text:span><text:span text:style-name="T2"> </text:span><text:span text:style-name="T31">przy pomocy sygnatury opisanej w "gramatyce"</text:span></text:p>
        </text:list-item>
        <text:list-item>
          <text:p text:style-name="P65">Operacje wbudowane <text:span text:style-name="T5">w język wspierające pracę z listami </text:span><text:span text:style-name="T31">celujące w pracę z listami </text:span></text:p>
          <text:list>
            <text:list-item>
              <text:p text:style-name="P66">filtrowanie przy pomocy predykatu : someList.filter( ele -&gt; ele &gt; 4 )</text:p>
            </text:list-item>
            <text:list-item>
              <text:p text:style-name="P66">usuwanie elementu na danej pozycji : someList.remove( index )</text:p>
            </text:list-item>
            <text:list-item>
              <text:p text:style-name="P66">modyfikacja każdego elementu listy : someList.foreach( <text:span text:style-name="T51">ele -&gt; ele * 2</text:span> )</text:p>
            </text:list-item>
            <text:list-item>
              <text:p text:style-name="P67">dodanie elementu na koniec listy : someList.add(123)</text:p>
            </text:list-item>
          </text:list>
        </text:list-item>
        <text:list-item>
          <text:p text:style-name="P61"><text:span text:style-name="T3">Operatory </text:span><text:span text:style-name="T4">specjalne dla typu list:</text:span></text:p>
          <text:list>
            <text:list-item>
              <text:p text:style-name="P66">konkatenacja <text:span text:style-name="T33">list</text:span>: operator '+' </text:p>
            </text:list-item>
            <text:list-item>
              <text:p text:style-name="P66">dostęp indeksowy : operator []</text:p>
            </text:list-item>
          </text:list>
        </text:list-item>
        <text:list-item>
          <text:p text:style-name="P66">Operacje arytmetyczne na liczbach całkowitych oraz zmiennoprzecinkowych</text:p>
        </text:list-item>
        <text:list-item>
          <text:p text:style-name="P66">Operacje na stringach, mianowicie konkatenacja oraz dostęp indeksowy</text:p>
        </text:list-item>
        <text:list-item>
          <text:p text:style-name="P68">Standardowe wyjście przy pomocy wbudowanej funkcji print(value) </text:p>
          <text:p text:style-name="P68"/>
        </text:list-item>
      </text:list>
      <text:p text:style-name="P49"/>
      <text:p text:style-name="P51">Zasady dotyczące zmiennych:</text:p>
      <text:list xml:id="list1829095700" text:style-name="L2">
        <text:list-item>
          <text:p text:style-name="P69">typowane statycznie</text:p>
        </text:list-item>
        <text:list-item>
          <text:p text:style-name="P71">typowane silnie</text:p>
        </text:list-item>
        <text:list-item>
          <text:p text:style-name="P69">zmienne są mutowalne</text:p>
        </text:list-item>
        <text:list-item>
          <text:p text:style-name="P71">widoczne wewnątrz bloku ograniczonego nawisami `{` , `}`</text:p>
        </text:list-item>
      </text:list>
      <text:p text:style-name="P49"/>
      <text:list xml:id="list175341747658788" text:continue-list="list2968687583" text:style-name="L1">
        <text:list-item>
          <text:list>
            <text:list-header>
              <text:p text:style-name="P66"/>
            </text:list-header>
          </text:list>
        </text:list-item>
      </text:list>
      <text:p text:style-name="P14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Przykłady <text:s/></text:p>
      <text:p text:style-name="P14"><text:soft-page-break/></text:p>
      <text:p text:style-name="P15"><text:s text:c="2"/></text:p>
      <text:p text:style-name="P15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Punktem startowym dla interpretera jest fukcja o nazwie main, oprócze warunku na nazwę nie ma innchy wymagań co do sygnatury.</text:p>
      <text:p text:style-name="P52"><text:s/></text:p>
      <text:p text:style-name="P52"><draw:frame text:anchor-type="paragraph" draw:z-index="2" draw:name="Kształt2" draw:style-name="gr2" draw:text-style-name="P79" svg:width="12.867cm" svg:height="7.623cm" svg:x="-0.118cm" svg:y="0.025cm"><draw:text-box><text:p><text:span text:style-name="T6"><text:tab/></text:span><text:span text:style-name="T6"><text:line-break/></text:span><text:span text:style-name="T6"><text:tab/></text:span></text:p><text:p><text:span text:style-name="T6"><text:tab/></text:span><text:span text:style-name="T6">int fibb(int n){</text:span></text:p><text:p><text:span text:style-name="T6"><text:tab/></text:span><text:span text:style-name="T6"><text:tab/></text:span><text:span text:style-name="T6"><text:tab/></text:span><text:span text:style-name="T6">if ( n &lt; 2) 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return 1;</text:span></text:p><text:p><text:span text:style-name="T6"/></text:p><text:p><text:span text:style-name="T6"><text:tab/></text:span><text:span text:style-name="T6"><text:tab/></text:span><text:span text:style-name="T6"><text:tab/></text:span><text:span text:style-name="T6">return fibb( n – 1) + </text:span><text:span text:style-name="T6">fibb(n – 2);</text:span><text:span text:style-name="T6"><text:tab/></text:span><text:span text:style-name="T6"><text:tab/></text:span></text:p><text:p><text:span text:style-name="T6"><text:tab/></text:span><text:span text:style-name="T6">}</text:span></text:p><text:p><text:span text:style-name="T6"/></text:p><text:p><text:span text:style-name="T6"><text:tab/></text:span><text:span text:style-name="T6">void main(){</text:span></text:p><text:p><text:span text:style-name="T6"><text:tab/></text:span><text:span text:style-name="T6"><text:tab/></text:span><text:span text:style-name="T6"><text:tab/></text:span></text:p><text:p><text:span text:style-name="T6"><text:tab/></text:span><text:span text:style-name="T6"><text:tab/></text:span><text:span text:style-name="T6"><text:tab/></text:span><text:span text:style-name="T6">int nthFib = 5;</text:span></text:p><text:p><text:span text:style-name="T6"><text:tab/></text:span><text:span text:style-name="T6"><text:tab/></text:span><text:span text:style-name="T6"><text:tab/></text:span><text:span text:style-name="T6">print(nthFib);</text:span></text:p><text:p><text:span text:style-name="T6"><text:tab/></text:span><text:span text:style-name="T6">}</text:span></text:p><text:p><text:span text:style-name="T6"/></text:p></draw:text-box></draw:frame></text:p>
      <text:p text:style-name="P5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2">Języki będzie wspierał rekurenyjne wywołania zadeklarowanych funckji.</text:p>
      <text:p text:style-name="P3"><draw:frame text:anchor-type="paragraph" draw:z-index="3" draw:name="Kształt2_0" draw:style-name="gr1" draw:text-style-name="P79" svg:width="16.677cm" svg:height="6.607cm" svg:x="0.579cm" svg:y="0.185cm"><draw:text-box><text:p><text:span text:style-name="T6"><text:tab/></text:span></text:p><text:p><text:span text:style-name="T6"/></text:p><text:p><text:span text:style-name="T6"><text:tab/></text:span><text:span text:style-name="T6">void main(int para){</text:span></text:p><text:p><text:span text:style-name="T6"><text:tab/></text:span><text:span text:style-name="T6"><text:tab/></text:span><text:span text:style-name="T6"><text:tab/></text:span></text:p><text:p><text:span text:style-name="T6"><text:tab/></text:span><text:span text:style-name="T6"><text:tab/></text:span><text:span text:style-name="T6"><text:tab/></text:span><text:span text:style-name="T6">list&lt;int&gt; intList = [1 , </text:span><text:span text:style-name="T6">2 , 3 , 4];</text:span></text:p><text:p><text:span text:style-name="T6"><text:tab/></text:span><text:span text:style-name="T6"><text:tab/></text:span><text:span text:style-name="T6"><text:tab/></text:span><text:span text:style-name="T6">intList = </text:span><text:span text:style-name="T6">intList.filter(ele -&gt; ele &gt; 3);</text:span></text:p><text:p><text:span text:style-name="T6"><text:tab/></text:span><text:span text:style-name="T6"><text:tab/></text:span><text:span text:style-name="T6"><text:tab/></text:span><text:span text:style-name="T6">intList = </text:span><text:span text:style-name="T6">intList.foreach(ele -&gt; ele * 2);</text:span></text:p><text:p><text:span text:style-name="T6"><text:tab/></text:span><text:span text:style-name="T6"><text:tab/></text:span><text:span text:style-name="T6"><text:tab/></text:span><text:span text:style-name="T6">intList.add(123);</text:span></text:p><text:p><text:span text:style-name="T6"><text:tab/></text:span><text:span text:style-name="T6"><text:tab/></text:span><text:span text:style-name="T6"><text:tab/></text:span><text:span text:style-name="T6">intList.add(para);</text:span></text:p><text:p><text:span text:style-name="T6"><text:tab/></text:span><text:span text:style-name="T6"><text:tab/></text:span><text:span text:style-name="T6"><text:tab/></text:span><text:span text:style-name="T6">int result = intList[0] + </text:span><text:span text:style-name="T6">intList[1]</text:span></text:p><text:p><text:span text:style-name="T6"><text:tab/></text:span><text:span text:style-name="T6"><text:tab/></text:span><text:span text:style-name="T6"><text:tab/></text:span><text:span text:style-name="T6">print(result); <text:s/></text:span></text:p><text:p><text:span text:style-name="T6"><text:tab/></text:span><text:span text:style-name="T6">}</text:span></text:p><text:p><text:span text:style-name="T6"/></text:p></draw:text-box></draw:frame></text:p>
      <text:p text:style-name="P5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3"/>
      <text:p text:style-name="P9"><text:span text:style-name="T53">Wykorzystanie wbudowanych metod do manipulaowania listami. Inicializujemy listę, później zamieniamy listę przy pomocy filtra. Następnie </text:span><text:span text:style-name="T52">każdy element listy mapujemy na jego podwojoną wartość. </text:span><text:span text:style-name="T53">Dodajemy liczbę 12345 na koniec listy, a następnie wypisujemy zmienną result, wcześniej utworzoną po zsumowaniu elementów listy spod indeksu 0 i 1.</text:span></text:p>
      <text:p text:style-name="P16">Gramatyka</text:p>
      <text:p text:style-name="P3"><text:soft-page-break/></text:p>
      <text:p text:style-name="P3"/>
      <text:p text:style-name="P18">program <text:tab/><text:tab/>::== { function }</text:p>
      <text:p text:style-name="P18">function<text:tab/><text:tab/>::== signature parameters block</text:p>
      <text:p text:style-name="P18">parameters <text:tab/>::== `(` [ <text:span text:style-name="T29">signature ] {`,` signature } ] `)`</text:span></text:p>
      <text:p text:style-name="P19">arguments<text:tab/><text:tab/>::== `(` [ expression {`,` expression } `)`</text:p>
      <text:p text:style-name="P39"><text:span text:style-name="T6">block<text:tab/><text:tab/>::=</text:span><text:span text:style-name="T9">= </text:span><text:span text:style-name="T13">`</text:span><text:span text:style-name="T9">{</text:span><text:span text:style-name="T13">` { instruction `;` | statement | block } `}`</text:span></text:p>
      <text:p text:style-name="P43"><text:span text:style-name="T9">s</text:span><text:span text:style-name="T6">ignature<text:tab/><text:tab/>::== type identifier</text:span></text:p>
      <text:p text:style-name="P21">statement<text:tab/><text:tab/>::== ifStatement | loopStatement</text:p>
      <text:p text:style-name="P43"><text:span text:style-name="T6">ifStatement<text:tab/>::== </text:span><text:span text:style-name="T14">`if` `(` condition `)` block [ `else` block ]</text:span></text:p>
      <text:p text:style-name="P44"><text:span text:style-name="T14">w</text:span><text:span text:style-name="T6">hileStatement<text:tab/>::== `while` `(` condition `)` block</text:span></text:p>
      <text:p text:style-name="P22">instruction <text:tab/>::== returnInst</text:p>
      <text:p text:style-name="P22"><text:tab/><text:tab/><text:tab/> <text:s text:c="2"/>| initInst</text:p>
      <text:p text:style-name="P22"><text:tab/><text:tab/><text:tab/> <text:s text:c="2"/>| assignInst</text:p>
      <text:p text:style-name="P7"><text:span text:style-name="T13"><text:tab/><text:tab/><text:tab/> <text:s text:c="2"/>| </text:span><text:span text:style-name="T15">functionCall</text:span></text:p>
      <text:p text:style-name="P53"><text:span text:style-name="T15"><text:tab/><text:tab/><text:tab/> <text:s text:c="2"/></text:span><text:span text:style-name="T6">| listFuncCall</text:span></text:p>
      <text:p text:style-name="P23">returnInst<text:tab/>::== `return` expression</text:p>
      <text:p text:style-name="P23">initInst<text:tab/><text:tab/>::==<text:tab/>signature [ assign ]</text:p>
      <text:p text:style-name="P23">assignInst<text:tab/>::== identifier assign</text:p>
      <text:p text:style-name="P24">assign<text:tab/><text:tab/>::== `=` expression</text:p>
      <text:p text:style-name="P45"><text:span text:style-name="T15">functionCall</text:span><text:span text:style-name="T6"><text:tab/>::== identifier arguments</text:span></text:p>
      <text:p text:style-name="P48"><text:span text:style-name="T6">listFuncCall<text:tab/>::== identifier `.` </text:span><text:span text:style-name="T19">listOpp</text:span></text:p>
      <text:p text:style-name="P25">listOpp<text:tab/><text:tab/>::== filter </text:p>
      <text:p text:style-name="P26"><text:tab/><text:tab/><text:tab/> <text:s text:c="2"/>| foreach </text:p>
      <text:p text:style-name="P27"><text:tab/><text:tab/><text:tab/> <text:s text:c="2"/>| remove</text:p>
      <text:p text:style-name="P27"><text:tab/><text:tab/><text:tab/> <text:s text:c="2"/><text:span text:style-name="T50">| add</text:span></text:p>
      <text:p text:style-name="P10"><text:span text:style-name="T19">filter<text:tab/><text:tab/>::== `filter` `(` </text:span><text:span text:style-name="T28">predicate</text:span><text:span text:style-name="T19"> `)</text:span><text:span text:style-name="T21">`</text:span></text:p>
      <text:p text:style-name="P11"><text:span text:style-name="T26">predicate</text:span><text:span text:style-name="T24"><text:tab/></text:span><text:span text:style-name="T20"> <text:tab/>::== identifier </text:span><text:span text:style-name="T23">`-&gt;`</text:span><text:span text:style-name="T24"> </text:span><text:span text:style-name="T23">condition</text:span></text:p>
      <text:p text:style-name="P10"><text:span text:style-name="T6">foreach<text:tab/><text:tab/>::== `foreach` </text:span><text:span text:style-name="T26">`(` lambda</text:span><text:span text:style-name="T6"> )`</text:span></text:p>
      <text:p text:style-name="P12"><text:span text:style-name="T26">lambda<text:tab/><text:tab/>::== identifier `-&gt; <text:s/></text:span><text:span text:style-name="T27">expression</text:span></text:p>
      <text:p text:style-name="P28">remove<text:tab/><text:tab/>::== `remove` `(` expression `)`<text:span text:style-name="T48"> <text:s/></text:span></text:p>
      <text:p text:style-name="P58"><text:span text:style-name="T16">a</text:span><text:span text:style-name="T6">dd<text:tab/><text:tab/><text:tab/>::== `add` `(` expression `)` </text:span></text:p>
      <text:p text:style-name="P6"><text:span text:style-name="T16">condition <text:tab/>::==<text:tab/></text:span><text:span text:style-name="T23">baseCond</text:span><text:span text:style-name="T17"> { condOpp </text:span><text:span text:style-name="T23">baseCond</text:span><text:span text:style-name="T17"> }</text:span></text:p>
      <text:p text:style-name="P57"><text:span text:style-name="T18">b</text:span><text:span text:style-name="T6">aseCond<text:tab/><text:tab/>::== expression compOpp expression</text:span></text:p>
      <text:p text:style-name="P8"><text:span text:style-name="T16">compOpp<text:tab/><text:tab/>::== relationOpp | <text:s/>equalOpp</text:span><text:span text:style-name="T20"> </text:span></text:p>
      <text:p text:style-name="P46"><text:span text:style-name="T6">listDef<text:tab/><text:tab/>::== `[` [ expression { `,` expression } ] </text:span><text:span text:style-name="T22">`]`</text:span></text:p>
      <text:p text:style-name="P29">expression<text:tab/>::== baseExp { mathOpp baseExp}</text:p>
      <text:p text:style-name="P30">baseExp<text:tab/><text:tab/>::== literal</text:p>
      <text:p text:style-name="P31"><text:tab/><text:tab/><text:tab/> <text:s text:c="2"/>| <text:span text:style-name="T48">identifier</text:span> <text:span text:style-name="T49">[</text:span>`[` expression `]`<text:span text:style-name="T49">]</text:span></text:p>
      <text:p text:style-name="P30"><text:tab/><text:tab/><text:tab/> <text:s text:c="2"/>| `(` expression `)`</text:p>
      <text:p text:style-name="P30"><text:tab/><text:tab/><text:tab/> <text:s text:c="2"/>| functionCall</text:p>
      <text:p text:style-name="P28"><text:tab/><text:tab/><text:tab/> <text:s text:c="2"/>| listFuncCall</text:p>
      <text:p text:style-name="P29">mathOpp<text:tab/><text:tab/>::== addOpp | multOpp</text:p>
      <text:p text:style-name="P42"><text:span text:style-name="T9">l</text:span><text:span text:style-name="T6">iteral <text:tab/><text:tab/>::== `0` | [ `-` ] number | string | listDef</text:span></text:p>
      <text:p text:style-name="P32">condOpp<text:tab/><text:tab/>::== `&amp;&amp;` | `||`</text:p>
      <text:p text:style-name="P41"><text:span text:style-name="T9">e</text:span><text:span text:style-name="T6">qualOpp<text:tab/><text:tab/>::== `==` | `!=`</text:span></text:p>
      <text:p text:style-name="P41"><text:span text:style-name="T9">r</text:span><text:span text:style-name="T6">elationOpp<text:tab/>::== `&lt;` | `&lt;=` | `&gt;` | `&gt;=`</text:span></text:p>
      <text:p text:style-name="P41"><text:span text:style-name="T9">a</text:span><text:span text:style-name="T6">ddOpp<text:tab/><text:tab/>::== `+` | `-`</text:span></text:p>
      <text:p text:style-name="P33">multOpp<text:tab/><text:tab/>::== `*` | `/`| `%`</text:p>
      <text:p text:style-name="P40"><text:span text:style-name="T9">s</text:span><text:span text:style-name="T6">tring<text:tab/><text:tab/>::== `"` { </text:span><text:span text:style-name="T11">ASCII character</text:span><text:span text:style-name="T12"> } `"`</text:span> <text:s text:c="241"/></text:p>
      <text:p text:style-name="P40"><text:soft-page-break/><text:span text:style-name="T9">n</text:span><text:span text:style-name="T6">umber<text:tab/><text:tab/>::== naturalDigit { digit } [ `.` digit { digit } ]</text:span></text:p>
      <text:p text:style-name="P34"><text:tab/><text:tab/><text:tab/> <text:s text:c="2"/>| digit [ `.` { digit } ]</text:p>
      <text:p text:style-name="P5"><text:span text:style-name="T10">identifier</text:span><text:span text:style-name="T8"> <text:tab/>::== letter { letter | digit }</text:span></text:p>
      <text:p text:style-name="P20">type<text:tab/><text:tab/><text:tab/>::== stdType | listType</text:p>
      <text:p text:style-name="P20">stdType<text:tab/><text:tab/>::== `int` | `float` | `string`</text:p>
      <text:p text:style-name="P47"><text:span text:style-name="T7">f</text:span><text:span text:style-name="T6">uncRetType<text:tab/>::== type | `void`</text:span></text:p>
      <text:p text:style-name="P20">listType<text:tab/><text:tab/>::== `list` `&lt;` type `&gt;`<text:tab/><text:tab/><text:tab/><text:tab/> </text:p>
      <text:p text:style-name="P20">letter<text:tab/><text:tab/>::== `a` | `b` | ... <text:s/>| `z`</text:p>
      <text:p text:style-name="P20"><text:tab/><text:tab/><text:tab/> <text:s text:c="2"/>| `A` | `B` | ... <text:s/>| `Z`<text:tab/></text:p>
      <text:p text:style-name="P38"><text:span text:style-name="T8">d</text:span><text:span text:style-name="T6">igit <text:tab/><text:tab/>::== `0` | posDigit</text:span></text:p>
      <text:p text:style-name="P4"><text:span text:style-name="T8">naturalDigit<text:tab/></text:span><text:span text:style-name="T9">::</text:span><text:span text:style-name="T7">==</text:span><text:span text:style-name="T9"> </text:span><text:span text:style-name="T8">`1` | `2` | ... <text:s/>| `9`</text:span></text:p>
      <text:p text:style-name="P35"/>
      <text:p text:style-name="P36"/>
      <text:p text:style-name="P37"/>
      <text:p text:style-name="P3"/>
      <text:p text:style-name="P16">Opis techniczny realizacji</text:p>
      <text:p text:style-name="P3"/>
      <text:list xml:id="list292248288" text:style-name="L3">
        <text:list-item>
          <text:p text:style-name="P72">Przy implementacji projektu zostanie wykorzystany język Java w wersji 11</text:p>
        </text:list-item>
        <text:list-item>
          <text:p text:style-name="P62"><text:span text:style-name="T33">S</text:span><text:span text:style-name="T34">truktura folderów będzie typowa jak dla projektu wspieranego przez narzędzie Maven</text:span></text:p>
        </text:list-item>
        <text:list-item>
          <text:p text:style-name="P70">IDE wykorzystane przy pracy nad projektem to Intellij IDEA</text:p>
          <text:p text:style-name="P73"/>
        </text:list-item>
      </text:list>
      <text:p text:style-name="P54">Pakiety </text:p>
      <text:p text:style-name="P54"/>
      <text:list xml:id="list207352604" text:style-name="L4">
        <text:list-item>
          <text:p text:style-name="P63"><text:span text:style-name="T39">DataSource</text:span><text:span text:style-name="T35"> bedzie interfejsem zapewniającym ciąg znaków dla dalszego potoku przetwarznia.W zależności od uruchomienia interpretera źródłem może być ciąg z klawiatury lub plik tekstowy.</text:span></text:p>
        </text:list-item>
        <text:list-item>
          <text:p text:style-name="P74"><text:span text:style-name="T38">Lexer</text:span><text:span text:style-name="T36"> </text:span><text:span text:style-name="T41">będzie miał za zadanie wyodrębnić z zadanego ciągu wejściowego wyrazy, a następnie zamienić je na tokeny, które zostaną przekazne do </text:span><text:span text:style-name="T36">Parser</text:span><text:span text:style-name="T37">a. </text:span><text:span text:style-name="T42">W trakcie analizy tekstu </text:span><text:span text:style-name="T37">Lexer </text:span><text:span text:style-name="T44">ignoruje białe znaki oraz komentarze. Oprócz informacji typowych dla danej klasy tokenu, każda instancja będzie miała zapisane w sobie informacje o swoim położeniu w tekście (wiersz, kolumna), w przypadku trybu interaktywnego tokeny nie potrzebują tych informacji. Tokenizacja będzie leniwa.</text:span></text:p>
        </text:list-item>
        <text:list-item>
          <text:p text:style-name="P75"><text:span text:style-name="T46">Parser</text:span><text:span text:style-name="T47"> </text:span><text:span text:style-name="T43">grupuje tokeny w drzewo składniowe i sprawdza, czy struktura jest poprawna składniowo. Tokeny zostaną zapisane do tabeli symboli wraz z informacją o typie.</text:span></text:p>
          <text:p text:style-name="P75"><text:span text:style-name="T43">Poprawnie skonstruowane drzewo zostanie przekazane do I</text:span><text:span text:style-name="T47">nterpretera.</text:span></text:p>
        </text:list-item>
        <text:list-item>
          <text:p text:style-name="P77"><text:span text:style-name="T38">Interpreter </text:span><text:span text:style-name="T43">sprawdza semantykę konstrukcji stworzonych przez </text:span><text:span text:style-name="T40">Parser</text:span><text:span text:style-name="T45"> </text:span><text:span text:style-name="T43">oraz wykonuje zadane instrukcje.</text:span></text:p>
        </text:list-item>
        <text:list-item>
          <text:p text:style-name="P76">ErrorHandler <text:span text:style-name="T43">zajmie się się wypisanie w odpowiedni sposób informacji o błędach przychodzących z poszczególnych modułów. Na przykład błędów o niewłaściwej konstrukcji pochodzących z </text:span><text:span text:style-name="T47">Lexera, </text:span><text:span text:style-name="T43">lub błędów wynikających z niewłaściwego źródła danych podanego do </text:span><text:span text:style-name="T47">DataSource.</text:span></text:p>
        </text:list-item>
      </text:list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Testowanie</text:p>
      <text:p text:style-name="P56"/>
      <text:list xml:id="list2845284633" text:style-name="L5">
        <text:list-item>
          <text:p text:style-name="P78"><text:soft-page-break/>DataSource : testy jednostkowe sprawdzające czy dane zostały poprawnie zczytane ze źródła.</text:p>
        </text:list-item>
        <text:list-item>
          <text:p text:style-name="P78">Lexer : testy jednostkowe sprawdzające, czy zbiór tokenów utowrzony z zadanego ciągu wejściowego jest zgodny ze wcześniej przygotowanym (poprawnym) zbiorem tokenów.</text:p>
          <text:p text:style-name="P78">Również każdy typ tokenu powinien mieć swój oddzielny test jednostkowy.</text:p>
        </text:list-item>
        <text:list-item>
          <text:p text:style-name="P78">Parser : sprawdzenie czy drzwo składniowe wygenerowane ze wcześniej przygotowanego </text:p>
          <text:p text:style-name="P78">zbioru tokenów jest poprawne. Dodatkowo można przygotować moduł wizualizujący</text:p>
          <text:p text:style-name="P78">wygenerowane drzewo w celu manualnej analiz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7T14:11:11.001488840</meta:creation-date>
    <meta:generator>LibreOffice/6.4.7.2$Linux_X86_64 LibreOffice_project/40$Build-2</meta:generator>
    <dc:date>2021-11-14T17:53:40.487441848</dc:date>
    <meta:editing-duration>PT1H33M49S</meta:editing-duration>
    <meta:editing-cycles>35</meta:editing-cycles>
    <meta:document-statistic meta:table-count="0" meta:image-count="0" meta:object-count="0" meta:page-count="5" meta:paragraph-count="112" meta:word-count="908" meta:character-count="6368" meta:non-whitespace-character-count="5211"/>
  </office:meta>
</office:document-meta>
</file>